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He heard quiet steps behind him.</text:span> <text:span text:style-name="T2">That didn't bode well. Who could be following him this late at night and in this deadbeat part of town?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2T09:38:48.328528373</meta:creation-date>
    <dc:date>2022-11-13T11:06:21.892984904</dc:date>
    <meta:editing-duration>PT3M6S</meta:editing-duration>
    <meta:editing-cycles>5</meta:editing-cycles>
    <meta:generator>LibreOfficeDev/7.5.0.0.alpha0$Linux_X86_64 LibreOffice_project/bb13e0edf0b139fdea23a8e56af2f470cf247376</meta:generator>
    <meta:document-statistic meta:table-count="0" meta:image-count="0" meta:object-count="0" meta:page-count="1" meta:paragraph-count="1" meta:word-count="26" meta:character-count="136" meta:non-whitespace-character-count="111"/>
  </office:meta>
</office:document-meta>
</file>